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ISY Address Paragraph</text:h>
      <text:p text:style-name="_5b_DAISY_5d__20_Address">Joe Smith</text:p>
      <text:p text:style-name="_5b_DAISY_5d__20_Address">500 Eddy Ave. #1</text:p>
      <text:p text:style-name="_5b_DAISY_5d__20_Address">Missoula, MT 59801</text:p>
      <text:p text:style-name="_5b_DAISY_5d__20_Address">US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_5b_DAISY_5d__20_Address" style:display-name="[DAISY] Address" style:family="paragraph" style:parent-style-name="Standard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4T15:17:45</meta:creation-date>
    <meta:document-statistic meta:table-count="0" meta:image-count="0" meta:object-count="0" meta:page-count="1" meta:paragraph-count="5" meta:word-count="13" meta:character-count="69"/>
    <dc:date>2009-06-24T15:20:45</dc:date>
    <dc:creator>Vincent Spiewak</dc:creator>
    <meta:editing-duration>PT00H01M26S</meta:editing-duration>
    <meta:editing-cycles>1</meta:editing-cycles>
    <meta:generator>OpenOffice.org/3.0$Uni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